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702in" svg:height="4.3047in" svg:x="4.4035in" svg:y="0.1713in">
            <draw:object draw:notify-on-update-of-ranges="Sheet1.B1:Sheet1.B1 Sheet1.B2:Sheet1.B31 Sheet1.C1:Sheet1.C1 Sheet1.C2:Sheet1.C31 Sheet1.B1:Sheet1.B1 Sheet1.B2:Sheet1.B31 Sheet1.D1:Sheet1.D1 Sheet1.D2:Sheet1.D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oston (overfit symreg)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plearn</text:p>
          </table:table-cell>
          <table:table-cell office:value-type="string" calcext:value-type="string">
            <text:p>symreg</text:p>
          </table:table-cell>
        </table:table-row>
        <table:table-row table:style-name="ro1">
          <table:table-cell office:value-type="string" calcext:value-type="string">
            <text:p>gplearn</text:p>
          </table:table-cell>
          <table:table-cell office:value-type="float" office:value="17.4158337116241" calcext:value-type="float">
            <text:p>17.4158337116241</text:p>
          </table:table-cell>
          <table:table-cell office:value-type="float" office:value="83.9388182834034" calcext:value-type="float">
            <text:p>83.9388182834034</text:p>
          </table:table-cell>
          <table:table-cell/>
        </table:table-row>
        <table:table-row table:style-name="ro1">
          <table:table-cell office:value-type="string" calcext:value-type="string">
            <text:p>gplearn</text:p>
          </table:table-cell>
          <table:table-cell office:value-type="float" office:value="16.3593752384186" calcext:value-type="float">
            <text:p>16.3593752384186</text:p>
          </table:table-cell>
          <table:table-cell office:value-type="float" office:value="90.8609326352951" calcext:value-type="float">
            <text:p>90.8609326352951</text:p>
          </table:table-cell>
          <table:table-cell/>
        </table:table-row>
        <table:table-row table:style-name="ro1">
          <table:table-cell office:value-type="string" calcext:value-type="string">
            <text:p>gplearn</text:p>
          </table:table-cell>
          <table:table-cell office:value-type="float" office:value="18.7648777961731" calcext:value-type="float">
            <text:p>18.7648777961731</text:p>
          </table:table-cell>
          <table:table-cell office:value-type="float" office:value="45.8651497113271" calcext:value-type="float">
            <text:p>45.8651497113271</text:p>
          </table:table-cell>
          <table:table-cell/>
        </table:table-row>
        <table:table-row table:style-name="ro1">
          <table:table-cell office:value-type="string" calcext:value-type="string">
            <text:p>gplearn</text:p>
          </table:table-cell>
          <table:table-cell office:value-type="float" office:value="14.8172640800476" calcext:value-type="float">
            <text:p>14.8172640800476</text:p>
          </table:table-cell>
          <table:table-cell office:value-type="float" office:value="93.6193726018966" calcext:value-type="float">
            <text:p>93.6193726018966</text:p>
          </table:table-cell>
          <table:table-cell/>
        </table:table-row>
        <table:table-row table:style-name="ro1">
          <table:table-cell office:value-type="string" calcext:value-type="string">
            <text:p>gplearn</text:p>
          </table:table-cell>
          <table:table-cell office:value-type="float" office:value="18.1004159450531" calcext:value-type="float">
            <text:p>18.1004159450531</text:p>
          </table:table-cell>
          <table:table-cell office:value-type="float" office:value="82.0440153797275" calcext:value-type="float">
            <text:p>82.0440153797275</text:p>
          </table:table-cell>
          <table:table-cell/>
        </table:table-row>
        <table:table-row table:style-name="ro1">
          <table:table-cell office:value-type="string" calcext:value-type="string">
            <text:p>gplearn</text:p>
          </table:table-cell>
          <table:table-cell office:value-type="float" office:value="15.8580529689789" calcext:value-type="float">
            <text:p>15.8580529689789</text:p>
          </table:table-cell>
          <table:table-cell office:value-type="float" office:value="93.5356671712502" calcext:value-type="float">
            <text:p>93.5356671712502</text:p>
          </table:table-cell>
          <table:table-cell/>
        </table:table-row>
        <table:table-row table:style-name="ro1">
          <table:table-cell office:value-type="string" calcext:value-type="string">
            <text:p>gplearn</text:p>
          </table:table-cell>
          <table:table-cell office:value-type="float" office:value="15.9114723205566" calcext:value-type="float">
            <text:p>15.9114723205566</text:p>
          </table:table-cell>
          <table:table-cell office:value-type="float" office:value="92.0434669393774" calcext:value-type="float">
            <text:p>92.0434669393774</text:p>
          </table:table-cell>
          <table:table-cell/>
        </table:table-row>
        <table:table-row table:style-name="ro1">
          <table:table-cell office:value-type="string" calcext:value-type="string">
            <text:p>gplearn</text:p>
          </table:table-cell>
          <table:table-cell office:value-type="float" office:value="16.4009294509888" calcext:value-type="float">
            <text:p>16.4009294509888</text:p>
          </table:table-cell>
          <table:table-cell office:value-type="float" office:value="88.513905470663" calcext:value-type="float">
            <text:p>88.513905470663</text:p>
          </table:table-cell>
          <table:table-cell/>
        </table:table-row>
        <table:table-row table:style-name="ro1">
          <table:table-cell office:value-type="string" calcext:value-type="string">
            <text:p>gplearn</text:p>
          </table:table-cell>
          <table:table-cell office:value-type="float" office:value="16.9711503982544" calcext:value-type="float">
            <text:p>16.9711503982544</text:p>
          </table:table-cell>
          <table:table-cell office:value-type="float" office:value="90.5425127039447" calcext:value-type="float">
            <text:p>90.5425127039447</text:p>
          </table:table-cell>
          <table:table-cell/>
        </table:table-row>
        <table:table-row table:style-name="ro1">
          <table:table-cell office:value-type="string" calcext:value-type="string">
            <text:p>gplearn</text:p>
          </table:table-cell>
          <table:table-cell office:value-type="float" office:value="17.071204662323" calcext:value-type="float">
            <text:p>17.071204662323</text:p>
          </table:table-cell>
          <table:table-cell office:value-type="float" office:value="82.3824589822691" calcext:value-type="float">
            <text:p>82.3824589822691</text:p>
          </table:table-cell>
          <table:table-cell/>
        </table:table-row>
        <table:table-row table:style-name="ro1">
          <table:table-cell office:value-type="string" calcext:value-type="string">
            <text:p>symreg_match_time</text:p>
          </table:table-cell>
          <table:table-cell office:value-type="float" office:value="18.257093667984" calcext:value-type="float">
            <text:p>18.257093667984</text:p>
          </table:table-cell>
          <table:table-cell/>
          <table:table-cell office:value-type="float" office:value="43.458059573395" calcext:value-type="float">
            <text:p>43.458059573395</text:p>
          </table:table-cell>
        </table:table-row>
        <table:table-row table:style-name="ro1">
          <table:table-cell office:value-type="string" calcext:value-type="string">
            <text:p>symreg_match_time</text:p>
          </table:table-cell>
          <table:table-cell office:value-type="float" office:value="14.7174055576324" calcext:value-type="float">
            <text:p>14.7174055576324</text:p>
          </table:table-cell>
          <table:table-cell/>
          <table:table-cell office:value-type="float" office:value="43.458059573395" calcext:value-type="float">
            <text:p>43.458059573395</text:p>
          </table:table-cell>
        </table:table-row>
        <table:table-row table:style-name="ro1">
          <table:table-cell office:value-type="string" calcext:value-type="string">
            <text:p>symreg_match_time</text:p>
          </table:table-cell>
          <table:table-cell office:value-type="float" office:value="18.8176984786987" calcext:value-type="float">
            <text:p>18.8176984786987</text:p>
          </table:table-cell>
          <table:table-cell/>
          <table:table-cell office:value-type="float" office:value="43.4024793379307" calcext:value-type="float">
            <text:p>43.4024793379307</text:p>
          </table:table-cell>
        </table:table-row>
        <table:table-row table:style-name="ro1">
          <table:table-cell office:value-type="string" calcext:value-type="string">
            <text:p>symreg_match_time</text:p>
          </table:table-cell>
          <table:table-cell office:value-type="float" office:value="15.230886220932" calcext:value-type="float">
            <text:p>15.230886220932</text:p>
          </table:table-cell>
          <table:table-cell/>
          <table:table-cell office:value-type="float" office:value="43.458059573395" calcext:value-type="float">
            <text:p>43.458059573395</text:p>
          </table:table-cell>
        </table:table-row>
        <table:table-row table:style-name="ro1">
          <table:table-cell office:value-type="string" calcext:value-type="string">
            <text:p>symreg_match_time</text:p>
          </table:table-cell>
          <table:table-cell office:value-type="float" office:value="15.2168152332306" calcext:value-type="float">
            <text:p>15.2168152332306</text:p>
          </table:table-cell>
          <table:table-cell/>
          <table:table-cell office:value-type="float" office:value="43.458059573395" calcext:value-type="float">
            <text:p>43.458059573395</text:p>
          </table:table-cell>
        </table:table-row>
        <table:table-row table:style-name="ro1">
          <table:table-cell office:value-type="string" calcext:value-type="string">
            <text:p>symreg_match_time</text:p>
          </table:table-cell>
          <table:table-cell office:value-type="float" office:value="17.1360507011414" calcext:value-type="float">
            <text:p>17.1360507011414</text:p>
          </table:table-cell>
          <table:table-cell/>
          <table:table-cell office:value-type="float" office:value="43.4196660360368" calcext:value-type="float">
            <text:p>43.4196660360368</text:p>
          </table:table-cell>
        </table:table-row>
        <table:table-row table:style-name="ro1">
          <table:table-cell office:value-type="string" calcext:value-type="string">
            <text:p>symreg_match_time</text:p>
          </table:table-cell>
          <table:table-cell office:value-type="float" office:value="18.0070288181305" calcext:value-type="float">
            <text:p>18.0070288181305</text:p>
          </table:table-cell>
          <table:table-cell/>
          <table:table-cell office:value-type="float" office:value="43.2270440793969" calcext:value-type="float">
            <text:p>43.2270440793969</text:p>
          </table:table-cell>
        </table:table-row>
        <table:table-row table:style-name="ro1">
          <table:table-cell office:value-type="string" calcext:value-type="string">
            <text:p>symreg_match_time</text:p>
          </table:table-cell>
          <table:table-cell office:value-type="float" office:value="15.6428246498108" calcext:value-type="float">
            <text:p>15.6428246498108</text:p>
          </table:table-cell>
          <table:table-cell/>
          <table:table-cell office:value-type="float" office:value="43.2891070650592" calcext:value-type="float">
            <text:p>43.2891070650592</text:p>
          </table:table-cell>
        </table:table-row>
        <table:table-row table:style-name="ro1">
          <table:table-cell office:value-type="string" calcext:value-type="string">
            <text:p>symreg_match_time</text:p>
          </table:table-cell>
          <table:table-cell office:value-type="float" office:value="15.1643579006195" calcext:value-type="float">
            <text:p>15.1643579006195</text:p>
          </table:table-cell>
          <table:table-cell/>
          <table:table-cell office:value-type="float" office:value="43.1727907680883" calcext:value-type="float">
            <text:p>43.1727907680883</text:p>
          </table:table-cell>
        </table:table-row>
        <table:table-row table:style-name="ro1">
          <table:table-cell office:value-type="string" calcext:value-type="string">
            <text:p>symreg_match_time</text:p>
          </table:table-cell>
          <table:table-cell office:value-type="float" office:value="16.3434193134308" calcext:value-type="float">
            <text:p>16.3434193134308</text:p>
          </table:table-cell>
          <table:table-cell/>
          <table:table-cell office:value-type="float" office:value="42.728934709568" calcext:value-type="float">
            <text:p>42.728934709568</text:p>
          </table:table-cell>
        </table:table-row>
        <table:table-row table:style-name="ro1">
          <table:table-cell office:value-type="string" calcext:value-type="string">
            <text:p>symreg_match_error</text:p>
          </table:table-cell>
          <table:table-cell office:value-type="float" office:value="0.0705273151397705" calcext:value-type="float">
            <text:p>0.070527315139771</text:p>
          </table:table-cell>
          <table:table-cell/>
          <table:table-cell office:value-type="float" office:value="65.0447881074098" calcext:value-type="float">
            <text:p>65.0447881074098</text:p>
          </table:table-cell>
        </table:table-row>
        <table:table-row table:style-name="ro1">
          <table:table-cell office:value-type="string" calcext:value-type="string">
            <text:p>symreg_match_error</text:p>
          </table:table-cell>
          <table:table-cell office:value-type="float" office:value="0.0761823654174805" calcext:value-type="float">
            <text:p>0.076182365417481</text:p>
          </table:table-cell>
          <table:table-cell/>
          <table:table-cell office:value-type="float" office:value="89.3788962051492" calcext:value-type="float">
            <text:p>89.3788962051492</text:p>
          </table:table-cell>
        </table:table-row>
        <table:table-row table:style-name="ro1">
          <table:table-cell office:value-type="string" calcext:value-type="string">
            <text:p>symreg_match_error</text:p>
          </table:table-cell>
          <table:table-cell office:value-type="float" office:value="0.0690758228302002" calcext:value-type="float">
            <text:p>0.0690758228302</text:p>
          </table:table-cell>
          <table:table-cell/>
          <table:table-cell office:value-type="float" office:value="70.957763278952" calcext:value-type="float">
            <text:p>70.957763278952</text:p>
          </table:table-cell>
        </table:table-row>
        <table:table-row table:style-name="ro1">
          <table:table-cell office:value-type="string" calcext:value-type="string">
            <text:p>symreg_match_error</text:p>
          </table:table-cell>
          <table:table-cell office:value-type="float" office:value="0.0652368068695068" calcext:value-type="float">
            <text:p>0.065236806869507</text:p>
          </table:table-cell>
          <table:table-cell/>
          <table:table-cell office:value-type="float" office:value="65.0497958044722" calcext:value-type="float">
            <text:p>65.0497958044722</text:p>
          </table:table-cell>
        </table:table-row>
        <table:table-row table:style-name="ro1">
          <table:table-cell office:value-type="string" calcext:value-type="string">
            <text:p>symreg_match_error</text:p>
          </table:table-cell>
          <table:table-cell office:value-type="float" office:value="0.0666155815124512" calcext:value-type="float">
            <text:p>0.066615581512451</text:p>
          </table:table-cell>
          <table:table-cell/>
          <table:table-cell office:value-type="float" office:value="74.1755616763231" calcext:value-type="float">
            <text:p>74.1755616763231</text:p>
          </table:table-cell>
        </table:table-row>
        <table:table-row table:style-name="ro1">
          <table:table-cell office:value-type="string" calcext:value-type="string">
            <text:p>symreg_match_error</text:p>
          </table:table-cell>
          <table:table-cell office:value-type="float" office:value="0.0687863826751709" calcext:value-type="float">
            <text:p>0.068786382675171</text:p>
          </table:table-cell>
          <table:table-cell/>
          <table:table-cell office:value-type="float" office:value="62.6824959122138" calcext:value-type="float">
            <text:p>62.6824959122138</text:p>
          </table:table-cell>
        </table:table-row>
        <table:table-row table:style-name="ro1">
          <table:table-cell office:value-type="string" calcext:value-type="string">
            <text:p>symreg_match_error</text:p>
          </table:table-cell>
          <table:table-cell office:value-type="float" office:value="0.101428270339966" calcext:value-type="float">
            <text:p>0.101428270339966</text:p>
          </table:table-cell>
          <table:table-cell/>
          <table:table-cell office:value-type="float" office:value="99.3257582952872" calcext:value-type="float">
            <text:p>99.3257582952872</text:p>
          </table:table-cell>
        </table:table-row>
        <table:table-row table:style-name="ro1">
          <table:table-cell office:value-type="string" calcext:value-type="string">
            <text:p>symreg_match_error</text:p>
          </table:table-cell>
          <table:table-cell office:value-type="float" office:value="0.0726528167724609" calcext:value-type="float">
            <text:p>0.072652816772461</text:p>
          </table:table-cell>
          <table:table-cell/>
          <table:table-cell office:value-type="float" office:value="66.0580983128135" calcext:value-type="float">
            <text:p>66.0580983128135</text:p>
          </table:table-cell>
        </table:table-row>
        <table:table-row table:style-name="ro1">
          <table:table-cell office:value-type="string" calcext:value-type="string">
            <text:p>symreg_match_error</text:p>
          </table:table-cell>
          <table:table-cell office:value-type="float" office:value="0.0714142322540283" calcext:value-type="float">
            <text:p>0.071414232254028</text:p>
          </table:table-cell>
          <table:table-cell/>
          <table:table-cell office:value-type="float" office:value="109.369911011246" calcext:value-type="float">
            <text:p>109.369911011246</text:p>
          </table:table-cell>
        </table:table-row>
        <table:table-row table:style-name="ro1">
          <table:table-cell office:value-type="string" calcext:value-type="string">
            <text:p>symreg_match_error</text:p>
          </table:table-cell>
          <table:table-cell office:value-type="float" office:value="0.0644268989562988" calcext:value-type="float">
            <text:p>0.064426898956299</text:p>
          </table:table-cell>
          <table:table-cell/>
          <table:table-cell office:value-type="float" office:value="103.429650066901" calcext:value-type="float">
            <text:p>103.4296500669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1:23:43.242821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10:35:41.631260469</meta:creation-date>
    <dc:date>2020-12-01T11:33:19.058085130</dc:date>
    <meta:editing-duration>PT10M16S</meta:editing-duration>
    <meta:editing-cycles>2</meta:editing-cycles>
    <meta:generator>LibreOffice/7.0.3.1$Linux_X86_64 LibreOffice_project/00$Build-1</meta:generator>
    <meta:document-statistic meta:table-count="1" meta:cell-count="9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44cm" svg:height="10.935cm" xlink:href=".." xlink:type="simple" chart:class="chart:scatter" chart:style-name="ch1">
        <chart:legend chart:legend-position="end" svg:x="3.469cm" svg:y="6.576cm" style:legend-expansion="custom" svg:width="3.14cm" svg:height="1.3cm" style:legend-expansion-aspect-ratio="2.41538461538462" chart:style-name="ch2"/>
        <chart:plot-area chart:style-name="ch3" table:cell-range-address="Sheet1.B1:Sheet1.D31" chart:data-source-has-labels="row" svg:x="0.666cm" svg:y="0.262cm" svg:width="10.696cm" svg:height="9.824cm">
          <chart:coordinate-region svg:x="1.616cm" svg:y="0.475cm" svg:width="9.395cm" svg:height="8.937cm"/>
          <chart:axis chart:dimension="x" chart:name="primary-x" chart:style-name="ch4">
            <chart:title svg:x="5.13cm" svg:y="10.107cm" chart:style-name="ch5">
              <text:p>Training time</text:p>
            </chart:title>
            <chart:grid chart:style-name="ch6" chart:class="major"/>
          </chart:axis>
          <chart:axis chart:dimension="y" chart:name="primary-y" chart:style-name="ch7">
            <chart:title svg:x="0.173cm" svg:y="5.623cm" chart:style-name="ch8">
              <text:p>MAE</text:p>
            </chart:title>
            <chart:grid chart:style-name="ch6" chart:class="major"/>
          </chart:axis>
          <chart:series chart:style-name="ch9" chart:values-cell-range-address="Sheet1.C2:Sheet1.C31" chart:label-cell-address="Sheet1.C1:Sheet1.C1" chart:class="chart:scatter">
            <chart:domain table:cell-range-address="Sheet1.B2:Sheet1.B31"/>
            <chart:data-point chart:repeated="30"/>
          </chart:series>
          <chart:series chart:style-name="ch10" chart:values-cell-range-address="Sheet1.D2:Sheet1.D31" chart:label-cell-address="Sheet1.D1:Sheet1.D1" chart:class="chart:scatter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plearn</text:p>
                <draw:g>
                  <svg:desc>Sheet1.C1:Sheet1.C1</svg:desc>
                </draw:g>
              </table:table-cell>
              <table:table-cell office:value-type="string">
                <text:p>symreg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4158337116241">
                <text:p>17.4158337116241</text:p>
                <draw:g>
                  <svg:desc>Sheet1.B2:Sheet1.B31</svg:desc>
                </draw:g>
              </table:table-cell>
              <table:table-cell office:value-type="float" office:value="83.9388182834034">
                <text:p>83.9388182834034</text:p>
                <draw:g>
                  <svg:desc>Sheet1.C2:Sheet1.C31</svg:desc>
                </draw:g>
              </table:table-cell>
              <table:table-cell office:value-type="float" office:value="NaN">
                <text:p>NaN</text:p>
                <draw:g>
                  <svg:desc>Sheet1.D2:Sheet1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3593752384186">
                <text:p>16.3593752384186</text:p>
              </table:table-cell>
              <table:table-cell office:value-type="float" office:value="90.8609326352951">
                <text:p>90.8609326352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7648777961731">
                <text:p>18.7648777961731</text:p>
              </table:table-cell>
              <table:table-cell office:value-type="float" office:value="45.8651497113271">
                <text:p>45.865149711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8172640800476">
                <text:p>14.8172640800476</text:p>
              </table:table-cell>
              <table:table-cell office:value-type="float" office:value="93.6193726018966">
                <text:p>93.6193726018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1004159450531">
                <text:p>18.1004159450531</text:p>
              </table:table-cell>
              <table:table-cell office:value-type="float" office:value="82.0440153797275">
                <text:p>82.0440153797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8580529689789">
                <text:p>15.8580529689789</text:p>
              </table:table-cell>
              <table:table-cell office:value-type="float" office:value="93.5356671712502">
                <text:p>93.5356671712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9114723205566">
                <text:p>15.9114723205566</text:p>
              </table:table-cell>
              <table:table-cell office:value-type="float" office:value="92.0434669393774">
                <text:p>92.0434669393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4009294509888">
                <text:p>16.4009294509888</text:p>
              </table:table-cell>
              <table:table-cell office:value-type="float" office:value="88.513905470663">
                <text:p>88.513905470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9711503982544">
                <text:p>16.9711503982544</text:p>
              </table:table-cell>
              <table:table-cell office:value-type="float" office:value="90.5425127039447">
                <text:p>90.5425127039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071204662323">
                <text:p>17.071204662323</text:p>
              </table:table-cell>
              <table:table-cell office:value-type="float" office:value="82.3824589822691">
                <text:p>82.3824589822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257093667984">
                <text:p>18.257093667984</text:p>
              </table:table-cell>
              <table:table-cell office:value-type="float" office:value="NaN">
                <text:p>NaN</text:p>
              </table:table-cell>
              <table:table-cell office:value-type="float" office:value="43.458059573395">
                <text:p>43.458059573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7174055576324">
                <text:p>14.7174055576324</text:p>
              </table:table-cell>
              <table:table-cell office:value-type="float" office:value="NaN">
                <text:p>NaN</text:p>
              </table:table-cell>
              <table:table-cell office:value-type="float" office:value="43.458059573395">
                <text:p>43.458059573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8176984786987">
                <text:p>18.8176984786987</text:p>
              </table:table-cell>
              <table:table-cell office:value-type="float" office:value="NaN">
                <text:p>NaN</text:p>
              </table:table-cell>
              <table:table-cell office:value-type="float" office:value="43.4024793379307">
                <text:p>43.4024793379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230886220932">
                <text:p>15.230886220932</text:p>
              </table:table-cell>
              <table:table-cell office:value-type="float" office:value="NaN">
                <text:p>NaN</text:p>
              </table:table-cell>
              <table:table-cell office:value-type="float" office:value="43.458059573395">
                <text:p>43.458059573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2168152332306">
                <text:p>15.2168152332306</text:p>
              </table:table-cell>
              <table:table-cell office:value-type="float" office:value="NaN">
                <text:p>NaN</text:p>
              </table:table-cell>
              <table:table-cell office:value-type="float" office:value="43.458059573395">
                <text:p>43.458059573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1360507011414">
                <text:p>17.1360507011414</text:p>
              </table:table-cell>
              <table:table-cell office:value-type="float" office:value="NaN">
                <text:p>NaN</text:p>
              </table:table-cell>
              <table:table-cell office:value-type="float" office:value="43.4196660360368">
                <text:p>43.4196660360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0070288181305">
                <text:p>18.0070288181305</text:p>
              </table:table-cell>
              <table:table-cell office:value-type="float" office:value="NaN">
                <text:p>NaN</text:p>
              </table:table-cell>
              <table:table-cell office:value-type="float" office:value="43.2270440793969">
                <text:p>43.22704407939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6428246498108">
                <text:p>15.6428246498108</text:p>
              </table:table-cell>
              <table:table-cell office:value-type="float" office:value="NaN">
                <text:p>NaN</text:p>
              </table:table-cell>
              <table:table-cell office:value-type="float" office:value="43.2891070650592">
                <text:p>43.2891070650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1643579006195">
                <text:p>15.1643579006195</text:p>
              </table:table-cell>
              <table:table-cell office:value-type="float" office:value="NaN">
                <text:p>NaN</text:p>
              </table:table-cell>
              <table:table-cell office:value-type="float" office:value="43.1727907680883">
                <text:p>43.17279076808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3434193134308">
                <text:p>16.3434193134308</text:p>
              </table:table-cell>
              <table:table-cell office:value-type="float" office:value="NaN">
                <text:p>NaN</text:p>
              </table:table-cell>
              <table:table-cell office:value-type="float" office:value="42.728934709568">
                <text:p>42.7289347095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05273151397705">
                <text:p>0.0705273151397705</text:p>
              </table:table-cell>
              <table:table-cell office:value-type="float" office:value="NaN">
                <text:p>NaN</text:p>
              </table:table-cell>
              <table:table-cell office:value-type="float" office:value="65.0447881074098">
                <text:p>65.04478810740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61823654174805">
                <text:p>0.0761823654174805</text:p>
              </table:table-cell>
              <table:table-cell office:value-type="float" office:value="NaN">
                <text:p>NaN</text:p>
              </table:table-cell>
              <table:table-cell office:value-type="float" office:value="89.3788962051492">
                <text:p>89.3788962051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90758228302002">
                <text:p>0.0690758228302002</text:p>
              </table:table-cell>
              <table:table-cell office:value-type="float" office:value="NaN">
                <text:p>NaN</text:p>
              </table:table-cell>
              <table:table-cell office:value-type="float" office:value="70.957763278952">
                <text:p>70.957763278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52368068695068">
                <text:p>0.0652368068695068</text:p>
              </table:table-cell>
              <table:table-cell office:value-type="float" office:value="NaN">
                <text:p>NaN</text:p>
              </table:table-cell>
              <table:table-cell office:value-type="float" office:value="65.0497958044722">
                <text:p>65.04979580447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66155815124512">
                <text:p>0.0666155815124512</text:p>
              </table:table-cell>
              <table:table-cell office:value-type="float" office:value="NaN">
                <text:p>NaN</text:p>
              </table:table-cell>
              <table:table-cell office:value-type="float" office:value="74.1755616763231">
                <text:p>74.17556167632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87863826751709">
                <text:p>0.0687863826751709</text:p>
              </table:table-cell>
              <table:table-cell office:value-type="float" office:value="NaN">
                <text:p>NaN</text:p>
              </table:table-cell>
              <table:table-cell office:value-type="float" office:value="62.6824959122138">
                <text:p>62.68249591221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1428270339966">
                <text:p>0.101428270339966</text:p>
              </table:table-cell>
              <table:table-cell office:value-type="float" office:value="NaN">
                <text:p>NaN</text:p>
              </table:table-cell>
              <table:table-cell office:value-type="float" office:value="99.3257582952872">
                <text:p>99.3257582952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26528167724609">
                <text:p>0.0726528167724609</text:p>
              </table:table-cell>
              <table:table-cell office:value-type="float" office:value="NaN">
                <text:p>NaN</text:p>
              </table:table-cell>
              <table:table-cell office:value-type="float" office:value="66.0580983128135">
                <text:p>66.05809831281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14142322540283">
                <text:p>0.0714142322540283</text:p>
              </table:table-cell>
              <table:table-cell office:value-type="float" office:value="NaN">
                <text:p>NaN</text:p>
              </table:table-cell>
              <table:table-cell office:value-type="float" office:value="109.369911011246">
                <text:p>109.3699110112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44268989562988">
                <text:p>0.0644268989562988</text:p>
              </table:table-cell>
              <table:table-cell office:value-type="float" office:value="NaN">
                <text:p>NaN</text:p>
              </table:table-cell>
              <table:table-cell office:value-type="float" office:value="103.429650066901">
                <text:p>103.4296500669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